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Założenia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Temat: Projektowanie i testowanie sieci wodociągowej.</text:p>
              </text:list-item>
              <text:list-item>
                <text:p>Założenia: Podajemy szerokość rur, różnice poziomów, ciśnienie i rozkład podpiętych domów. Jako wynik otrzymujemy graf i jego wizualizacje w gui z informacjami o potencjalnych problemach z siecią. Projekt będzie uwzględniał przepisy prawne.</text:p>
              </text:list-item>
              <text:list-item>
                <text:p>Platforma docelowa: Aplikacja sieciowa.</text:p>
              </text:list-item>
              <text:list-item>
                <text:p>Język: jav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o z tego wyszło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Technologie: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Java 8</text:p>
              </text:list-item>
              <text:list-item>
                <text:p>jsp</text:p>
              </text:list-item>
              <text:list-item>
                <text:p>Html</text:p>
              </text:list-item>
              <text:list-item>
                <text:p>css</text:p>
              </text:list-item>
              <text:list-item>
                <text:p>Java script</text:p>
              </text:list-item>
              <text:list-item>
                <text:p>Server: tomcat dla aplikacji</text:p>
              </text:list-item>
              <text:list-item>
                <text:p>Xampp dla bazy danych</text:p>
              </text:list-item>
              <text:list-item>
                <text:p>My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Zmiana założeń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Po konsultacj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 presentation:placeholder="true">
          <draw:text-box/>
        </draw:frame>
        <draw:frame presentation:style-name="pr2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4T11:50:54.039333548</meta:creation-date>
    <meta:editing-duration>PT6M1S</meta:editing-duration>
    <meta:editing-cycles>2</meta:editing-cycles>
    <meta:generator>LibreOffice/6.0.7.3$Linux_X86_64 LibreOffice_project/00m0$Build-3</meta:generator>
    <dc:title>Alizarin</dc:title>
    <dc:date>2019-02-14T11:56:54.993603364</dc:date>
    <meta:document-statistic meta:object-count="56"/>
  </office:meta>
</office:document-meta>
</file>